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Liberation Sans" fo:font-weight="bold" officeooo:paragraph-rsid="00248f7c" style:font-weight-asian="bold" style:font-weight-complex="bold"/>
    </style:style>
    <style:style style:name="P2" style:family="paragraph" style:parent-style-name="Standard">
      <style:paragraph-properties fo:line-height="100%"/>
      <style:text-properties fo:color="#000000" style:font-name="Liberation Sans" fo:font-weight="bold" officeooo:paragraph-rsid="003a49d7" style:font-weight-asian="bold" style:font-weight-complex="bold"/>
    </style:style>
    <style:style style:name="P3" style:family="paragraph" style:parent-style-name="Standard">
      <style:paragraph-properties fo:line-height="100%"/>
      <style:text-properties fo:color="#000000" style:font-name="Liberation Sans" fo:font-weight="bold" officeooo:rsid="0020e88a" officeooo:paragraph-rsid="0020e88a" style:font-weight-asian="bold" style:font-weight-complex="bold"/>
    </style:style>
    <style:style style:name="P4" style:family="paragraph" style:parent-style-name="Standard">
      <style:paragraph-properties fo:line-height="100%"/>
      <style:text-properties fo:color="#000000" style:font-name="Liberation Sans" fo:font-weight="bold" officeooo:rsid="0020e88a" officeooo:paragraph-rsid="003a49d7" style:font-weight-asian="bold" style:font-weight-complex="bold"/>
    </style:style>
    <style:style style:name="P5" style:family="paragraph" style:parent-style-name="Standard">
      <style:paragraph-properties fo:line-height="100%"/>
      <style:text-properties fo:color="#000000" style:font-name="Liberation Sans" fo:font-weight="bold" officeooo:rsid="0021f8b9" officeooo:paragraph-rsid="0021f8b9" style:font-weight-asian="bold" style:font-weight-complex="bold"/>
    </style:style>
    <style:style style:name="P6" style:family="paragraph" style:parent-style-name="Standard">
      <style:paragraph-properties fo:line-height="100%"/>
      <style:text-properties fo:color="#000000" style:font-name="Liberation Sans" fo:font-weight="bold" officeooo:rsid="0025d45e" officeooo:paragraph-rsid="0025d45e" style:font-weight-asian="bold" style:font-weight-complex="bold"/>
    </style:style>
    <style:style style:name="P7" style:family="paragraph" style:parent-style-name="Standard">
      <style:paragraph-properties fo:line-height="100%"/>
      <style:text-properties fo:color="#000000" style:font-name="Liberation Sans" fo:font-weight="bold" officeooo:rsid="0025d45e" officeooo:paragraph-rsid="003a49d7" style:font-weight-asian="bold" style:font-weight-complex="bold"/>
    </style:style>
    <style:style style:name="P8" style:family="paragraph" style:parent-style-name="Standard">
      <style:paragraph-properties fo:line-height="100%"/>
      <style:text-properties fo:color="#000000" style:font-name="Liberation Sans" fo:font-weight="bold" officeooo:rsid="002319cc" officeooo:paragraph-rsid="003a49d7" style:font-weight-asian="bold" style:font-weight-complex="bold"/>
    </style:style>
    <style:style style:name="P9" style:family="paragraph" style:parent-style-name="Standard">
      <style:paragraph-properties fo:line-height="100%"/>
      <style:text-properties fo:color="#000000" style:font-name="Liberation Sans" officeooo:paragraph-rsid="001c7189"/>
    </style:style>
    <style:style style:name="P10" style:family="paragraph" style:parent-style-name="Standard">
      <style:paragraph-properties fo:line-height="100%"/>
      <style:text-properties fo:color="#000000" style:font-name="Liberation Sans" officeooo:paragraph-rsid="0020e88a"/>
    </style:style>
    <style:style style:name="P11" style:family="paragraph" style:parent-style-name="Standard">
      <style:paragraph-properties fo:line-height="100%"/>
      <style:text-properties fo:color="#000000" style:font-name="Liberation Sans" officeooo:paragraph-rsid="00211b3f"/>
    </style:style>
    <style:style style:name="P12" style:family="paragraph" style:parent-style-name="Standard">
      <style:paragraph-properties fo:line-height="100%"/>
      <style:text-properties fo:color="#000000" style:font-name="Liberation Sans" officeooo:rsid="001c7189" officeooo:paragraph-rsid="001c7189"/>
    </style:style>
    <style:style style:name="P13" style:family="paragraph" style:parent-style-name="Standard">
      <style:paragraph-properties fo:line-height="100%"/>
      <style:text-properties fo:color="#000000" style:font-name="Liberation Sans" fo:font-weight="normal" officeooo:rsid="001eba0e" officeooo:paragraph-rsid="001c7189" style:font-weight-asian="normal" style:font-weight-complex="normal"/>
    </style:style>
    <style:style style:name="P14" style:family="paragraph" style:parent-style-name="Standard">
      <style:paragraph-properties fo:line-height="100%"/>
      <style:text-properties fo:color="#000000" style:font-name="Liberation Sans" fo:font-weight="normal" officeooo:rsid="00280d8e" officeooo:paragraph-rsid="001c7189" style:font-weight-asian="normal" style:font-weight-complex="normal"/>
    </style:style>
    <style:style style:name="P15" style:family="paragraph" style:parent-style-name="Standard">
      <style:paragraph-properties fo:line-height="100%"/>
      <style:text-properties fo:color="#000000" style:font-name="Liberation Sans" fo:font-weight="normal" officeooo:rsid="00280d8e" officeooo:paragraph-rsid="00280d8e" style:font-weight-asian="normal" style:font-weight-complex="normal"/>
    </style:style>
    <style:style style:name="P16" style:family="paragraph" style:parent-style-name="Standard">
      <style:paragraph-properties fo:line-height="100%"/>
      <style:text-properties fo:color="#000000" style:font-name="Liberation Sans" fo:font-weight="normal" officeooo:rsid="0020082e" officeooo:paragraph-rsid="0020082e" style:font-weight-asian="normal" style:font-weight-complex="normal"/>
    </style:style>
    <style:style style:name="P17" style:family="paragraph" style:parent-style-name="Standard">
      <style:paragraph-properties fo:line-height="100%"/>
      <style:text-properties fo:color="#000000" style:font-name="Liberation Sans" fo:font-weight="normal" officeooo:rsid="0020627c" officeooo:paragraph-rsid="0020627c" style:font-weight-asian="normal" style:font-weight-complex="normal"/>
    </style:style>
    <style:style style:name="P18" style:family="paragraph" style:parent-style-name="Standard">
      <style:paragraph-properties fo:line-height="100%"/>
      <style:text-properties fo:color="#000000" style:font-name="Liberation Sans" fo:font-weight="normal" officeooo:rsid="0020e88a" officeooo:paragraph-rsid="0020e88a" style:font-weight-asian="normal" style:font-weight-complex="normal"/>
    </style:style>
    <style:style style:name="P19" style:family="paragraph" style:parent-style-name="Standard">
      <style:paragraph-properties fo:line-height="100%"/>
      <style:text-properties fo:color="#000000" style:font-name="Liberation Sans" fo:font-weight="normal" officeooo:rsid="00211b3f" officeooo:paragraph-rsid="00211b3f" style:font-weight-asian="normal" style:font-weight-complex="normal"/>
    </style:style>
    <style:style style:name="P20" style:family="paragraph" style:parent-style-name="Standard">
      <style:paragraph-properties fo:line-height="100%"/>
      <style:text-properties fo:color="#000000" style:font-name="Liberation Sans" fo:font-weight="normal" officeooo:rsid="0021f8b9" officeooo:paragraph-rsid="0021f8b9" style:font-weight-asian="normal" style:font-weight-complex="normal"/>
    </style:style>
    <style:style style:name="P21" style:family="paragraph" style:parent-style-name="Standard">
      <style:paragraph-properties fo:line-height="100%"/>
      <style:text-properties fo:color="#000000" style:font-name="Liberation Sans" fo:font-weight="normal" officeooo:rsid="0021f8b9" officeooo:paragraph-rsid="003a49d7" style:font-weight-asian="normal" style:font-weight-complex="normal"/>
    </style:style>
    <style:style style:name="P22" style:family="paragraph" style:parent-style-name="Standard">
      <style:paragraph-properties fo:line-height="100%"/>
      <style:text-properties fo:color="#000000" style:font-name="Liberation Sans" fo:font-weight="normal" officeooo:rsid="002319cc" officeooo:paragraph-rsid="002319cc" style:font-weight-asian="normal" style:font-weight-complex="normal"/>
    </style:style>
    <style:style style:name="P23" style:family="paragraph" style:parent-style-name="Standard">
      <style:paragraph-properties fo:line-height="100%"/>
      <style:text-properties fo:color="#000000" style:font-name="Liberation Sans" fo:font-weight="normal" officeooo:rsid="002319cc" officeooo:paragraph-rsid="003a49d7" style:font-weight-asian="normal" style:font-weight-complex="normal"/>
    </style:style>
    <style:style style:name="P24" style:family="paragraph" style:parent-style-name="Standard">
      <style:paragraph-properties fo:line-height="100%"/>
      <style:text-properties fo:color="#000000" style:font-name="Liberation Sans" fo:font-weight="normal" officeooo:rsid="00248f7c" officeooo:paragraph-rsid="00248f7c" style:font-weight-asian="normal" style:font-weight-complex="normal"/>
    </style:style>
    <style:style style:name="P25" style:family="paragraph" style:parent-style-name="Standard">
      <style:paragraph-properties fo:line-height="100%"/>
      <style:text-properties fo:color="#000000" style:font-name="Liberation Sans" fo:font-weight="normal" officeooo:rsid="0025d45e" officeooo:paragraph-rsid="0025d45e" style:font-weight-asian="normal" style:font-weight-complex="normal"/>
    </style:style>
    <style:style style:name="P26" style:family="paragraph" style:parent-style-name="Standard">
      <style:paragraph-properties fo:line-height="100%"/>
      <style:text-properties fo:color="#000000" style:font-name="Liberation Sans" fo:font-weight="normal" officeooo:rsid="002944ae" officeooo:paragraph-rsid="002944ae" style:font-weight-asian="normal" style:font-weight-complex="normal"/>
    </style:style>
    <style:style style:name="P27" style:family="paragraph" style:parent-style-name="Standard">
      <style:paragraph-properties fo:line-height="100%"/>
      <style:text-properties fo:color="#000000" style:font-name="Liberation Sans" fo:font-weight="normal" officeooo:rsid="002e88d1" officeooo:paragraph-rsid="002e88d1" style:font-weight-asian="normal" style:font-weight-complex="normal"/>
    </style:style>
    <style:style style:name="P28" style:family="paragraph" style:parent-style-name="Standard">
      <style:paragraph-properties fo:line-height="100%"/>
      <style:text-properties fo:color="#000000" style:font-name="Liberation Sans" fo:font-weight="normal" officeooo:rsid="0037260b" officeooo:paragraph-rsid="0037260b" style:font-weight-asian="normal" style:font-weight-complex="normal"/>
    </style:style>
    <style:style style:name="P29" style:family="paragraph" style:parent-style-name="Standard">
      <style:paragraph-properties fo:line-height="100%"/>
      <style:text-properties fo:color="#000000" style:font-name="Liberation Sans" fo:font-weight="normal" officeooo:rsid="0037d862" officeooo:paragraph-rsid="0037d862" style:font-weight-asian="normal" style:font-weight-complex="normal"/>
    </style:style>
    <style:style style:name="P30" style:family="paragraph" style:parent-style-name="Standard">
      <style:paragraph-properties fo:line-height="100%"/>
      <style:text-properties fo:color="#000000" style:font-name="Liberation Sans" fo:font-weight="normal" officeooo:rsid="00243425" officeooo:paragraph-rsid="002312d3" style:font-weight-asian="normal" style:font-weight-complex="normal"/>
    </style:style>
    <style:style style:name="P31" style:family="paragraph" style:parent-style-name="Standard">
      <style:paragraph-properties fo:line-height="100%"/>
      <style:text-properties fo:color="#000000" style:font-name="Liberation Sans" fo:font-weight="normal" officeooo:rsid="00243425" officeooo:paragraph-rsid="003a49d7" style:font-weight-asian="normal" style:font-weight-complex="normal"/>
    </style:style>
    <style:style style:name="P32" style:family="paragraph" style:parent-style-name="Standard">
      <style:paragraph-properties fo:line-height="100%"/>
      <style:text-properties fo:color="#000000" style:font-name="Liberation Sans" fo:font-weight="normal" officeooo:rsid="002312d3" officeooo:paragraph-rsid="003a49d7" style:font-weight-asian="normal" style:font-weight-complex="normal"/>
    </style:style>
    <style:style style:name="P33" style:family="paragraph" style:parent-style-name="Standard">
      <style:paragraph-properties fo:line-height="100%"/>
      <style:text-properties fo:color="#000000" style:font-name="Liberation Sans" fo:font-weight="normal" officeooo:rsid="003a49d7" officeooo:paragraph-rsid="003a49d7" style:font-weight-asian="normal" style:font-weight-complex="normal"/>
    </style:style>
    <style:style style:name="P34" style:family="paragraph" style:parent-style-name="Standard">
      <style:paragraph-properties fo:line-height="100%"/>
      <style:text-properties fo:color="#000000" style:font-name="Liberation Sans" fo:font-size="18pt" fo:font-weight="bold" officeooo:rsid="0020627c" officeooo:paragraph-rsid="0020627c" style:font-size-asian="18pt" style:font-weight-asian="bold" style:font-size-complex="18pt" style:font-weight-complex="bold"/>
    </style:style>
    <style:style style:name="P35" style:family="paragraph" style:parent-style-name="Standard">
      <style:paragraph-properties fo:line-height="100%"/>
      <style:text-properties fo:color="#000000" style:font-name="Liberation Sans" fo:font-size="18pt" fo:font-weight="bold" officeooo:rsid="00248f7c" officeooo:paragraph-rsid="00248f7c" style:font-size-asian="18pt" style:font-weight-asian="bold" style:font-size-complex="18pt" style:font-weight-complex="bold"/>
    </style:style>
    <style:style style:name="P36" style:family="paragraph" style:parent-style-name="Standard">
      <style:paragraph-properties fo:line-height="100%"/>
      <style:text-properties fo:color="#000000" style:font-name="Liberation Sans" fo:font-size="18pt" fo:font-weight="bold" officeooo:rsid="002944ae" officeooo:paragraph-rsid="002944ae" style:font-size-asian="18pt" style:font-weight-asian="bold" style:font-size-complex="18pt" style:font-weight-complex="bold"/>
    </style:style>
    <style:style style:name="P37" style:family="paragraph" style:parent-style-name="Standard">
      <style:paragraph-properties fo:line-height="100%"/>
      <style:text-properties fo:color="#000000" style:font-name="Liberation Sans" fo:font-size="18pt" fo:font-weight="bold" officeooo:rsid="002bd4f1" officeooo:paragraph-rsid="002bd4f1" style:font-size-asian="18pt" style:font-weight-asian="bold" style:font-size-complex="18pt" style:font-weight-complex="bold"/>
    </style:style>
    <style:style style:name="P38" style:family="paragraph" style:parent-style-name="Standard">
      <style:paragraph-properties fo:line-height="100%"/>
      <style:text-properties fo:color="#000000" style:font-name="Liberation Sans" fo:font-size="18pt" fo:font-weight="bold" officeooo:rsid="002bab70" officeooo:paragraph-rsid="002bab70" style:font-size-asian="18pt" style:font-weight-asian="bold" style:font-size-complex="18pt" style:font-weight-complex="bold"/>
    </style:style>
    <style:style style:name="P39" style:family="paragraph" style:parent-style-name="Standard">
      <style:paragraph-properties fo:line-height="100%"/>
      <style:text-properties fo:color="#000000" style:font-name="Liberation Sans" fo:font-size="18pt" fo:font-weight="bold" officeooo:rsid="002312d3" officeooo:paragraph-rsid="003a49d7" style:font-size-asian="18pt" style:font-weight-asian="bold" style:font-size-complex="18pt" style:font-weight-complex="bold"/>
    </style:style>
    <style:style style:name="P40" style:family="paragraph" style:parent-style-name="Standard">
      <style:paragraph-properties fo:line-height="100%"/>
      <style:text-properties fo:color="#000000" style:font-name="Liberation Sans" fo:font-size="18pt" fo:font-weight="bold" officeooo:rsid="003a49d7" officeooo:paragraph-rsid="003a49d7" style:font-size-asian="15.75pt" style:font-weight-asian="bold" style:font-size-complex="18pt" style:font-weight-complex="bold"/>
    </style:style>
    <style:style style:name="P41" style:family="paragraph" style:parent-style-name="Standard">
      <style:paragraph-properties fo:line-height="100%"/>
      <style:text-properties fo:color="#000000" style:font-name="Liberation Sans" fo:font-size="12pt" fo:font-weight="bold" officeooo:rsid="002bab70" officeooo:paragraph-rsid="002bab70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fo:color="#000000" style:font-name="Liberation Sans" fo:font-size="12pt" fo:font-weight="normal" officeooo:rsid="002a818c" officeooo:paragraph-rsid="002944ae" style:font-name-asian="Lohit Hindi" style:font-size-asian="12pt" style:font-weight-asian="normal" style:font-name-complex="Lohit Hindi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Liberation Sans" fo:font-size="12pt" fo:font-weight="normal" officeooo:rsid="00243425" officeooo:paragraph-rsid="003a49d7" style:font-name-asian="Lohit Hindi" style:font-size-asian="12pt" style:font-weight-asian="normal" style:font-name-complex="Lohit Hindi" style:font-size-complex="12pt" style:font-weight-complex="normal"/>
    </style:style>
    <style:style style:name="P44" style:family="paragraph" style:parent-style-name="Standard">
      <style:paragraph-properties fo:line-height="100%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rsid="002319cc" officeooo:paragraph-rsid="003a49d7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line-height="100%" fo:break-before="page"/>
      <style:text-properties fo:color="#000000" style:font-name="Liberation Sans" fo:font-weight="normal" officeooo:rsid="0020627c" officeooo:paragraph-rsid="0020627c" style:font-weight-asian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text-autospace="none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paragraph-rsid="003a49d7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text-autospace="none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paragraph-rsid="003a49d7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text-autospace="none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rsid="0030f6fe" officeooo:paragraph-rsid="003a49d7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text-autospace="none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rsid="0031bd12" officeooo:paragraph-rsid="003a49d7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Default_7e_LT_7e_Titel">
      <style:paragraph-properties fo:line-height="100%" fo:text-align="start" style:justify-single-word="false"/>
      <style:text-properties fo:color="#000000" style:font-name="Liberation Sans" fo:font-size="12pt" fo:font-weight="normal" officeooo:rsid="002bab70" officeooo:paragraph-rsid="002bab70" style:font-name-asian="Lohit Hindi" style:font-size-asian="12pt" style:font-weight-asian="normal" style:font-name-complex="Lohit Hindi" style:font-size-complex="12pt" style:font-weight-complex="normal"/>
    </style:style>
    <style:style style:name="P51" style:family="paragraph" style:parent-style-name="Standard">
      <style:paragraph-properties fo:line-height="100%"/>
      <style:text-properties fo:color="#000000" style:font-name="Liberation Sans" fo:font-weight="normal" officeooo:rsid="0021f8b9" officeooo:paragraph-rsid="0021f8b9" style:font-weight-asian="normal" style:font-weight-complex="normal"/>
    </style:style>
    <style:style style:name="P52" style:family="paragraph" style:parent-style-name="Standard">
      <style:paragraph-properties fo:line-height="100%"/>
      <style:text-properties fo:color="#000000" style:font-name="Liberation Sans" fo:font-weight="normal" officeooo:rsid="0021f8b9" officeooo:paragraph-rsid="003c73ec" style:font-weight-asian="normal" style:font-weight-complex="normal"/>
    </style:style>
    <style:style style:name="P53" style:family="paragraph" style:parent-style-name="Standard">
      <style:paragraph-properties fo:line-height="100%"/>
      <style:text-properties fo:color="#000000" style:font-name="Liberation Sans" fo:font-weight="normal" officeooo:rsid="003a49d7" officeooo:paragraph-rsid="003a49d7" style:font-weight-asian="normal" style:font-weight-complex="normal"/>
    </style:style>
    <style:style style:name="P54" style:family="paragraph" style:parent-style-name="Standard">
      <style:paragraph-properties fo:line-height="100%"/>
      <style:text-properties fo:color="#000000" style:font-name="Liberation Sans" fo:font-weight="normal" officeooo:rsid="003a49d7" officeooo:paragraph-rsid="00404269" style:font-weight-asian="normal" style:font-weight-complex="normal"/>
    </style:style>
    <style:style style:name="P55" style:family="paragraph" style:parent-style-name="Standard">
      <style:paragraph-properties fo:line-height="100%"/>
      <style:text-properties fo:color="#000000" style:font-name="Liberation Sans" fo:font-weight="bold" officeooo:rsid="0021f8b9" officeooo:paragraph-rsid="003c73ec" style:font-weight-asian="bold" style:font-weight-complex="bold"/>
    </style:style>
    <style:style style:name="P56" style:family="paragraph" style:parent-style-name="Standard">
      <style:paragraph-properties fo:line-height="100%"/>
      <style:text-properties fo:color="#000000" style:font-name="Liberation Sans" fo:font-weight="bold" officeooo:rsid="003a49d7" officeooo:paragraph-rsid="00404269" style:font-weight-asian="bold" style:font-weight-complex="bold"/>
    </style:style>
    <style:style style:name="P57" style:family="paragraph" style:parent-style-name="Standard">
      <style:paragraph-properties fo:line-height="100%"/>
      <style:text-properties fo:color="#000000" style:text-line-through-style="none" style:font-name="Liberation Sans" fo:font-weight="normal" officeooo:rsid="0021f8b9" officeooo:paragraph-rsid="003e1236" style:font-weight-asian="normal" style:font-weight-complex="normal"/>
    </style:style>
    <style:style style:name="P58" style:family="paragraph" style:parent-style-name="Standard">
      <style:paragraph-properties fo:line-height="100%"/>
      <style:text-properties fo:color="#000000" style:text-line-through-style="none" style:font-name="Liberation Sans" fo:font-weight="normal" officeooo:rsid="0021f8b9" officeooo:paragraph-rsid="00400c05" style:font-weight-asian="normal" style:font-weight-complex="normal"/>
    </style:style>
    <style:style style:name="P59" style:family="paragraph" style:parent-style-name="Standard">
      <style:paragraph-properties fo:line-height="100%"/>
      <style:text-properties fo:color="#000000" style:text-line-through-style="none" style:font-name="Liberation Sans" fo:font-weight="bold" officeooo:rsid="0021f8b9" officeooo:paragraph-rsid="00400c05" style:font-weight-asian="bold" style:font-weight-complex="bold"/>
    </style:style>
    <style:style style:name="T1" style:family="text">
      <style:text-properties officeooo:rsid="001c7189"/>
    </style:style>
    <style:style style:name="T2" style:family="text">
      <style:text-properties officeooo:rsid="001cbb31"/>
    </style:style>
    <style:style style:name="T3" style:family="text">
      <style:text-properties fo:font-weight="bold" officeooo:rsid="00211b3f" style:font-weight-asian="bold" style:font-weight-complex="bold"/>
    </style:style>
    <style:style style:name="T4" style:family="text">
      <style:text-properties fo:font-weight="normal" officeooo:rsid="001cbb31" style:font-weight-asian="normal" style:font-weight-complex="normal"/>
    </style:style>
    <style:style style:name="T5" style:family="text">
      <style:text-properties fo:font-weight="normal" officeooo:rsid="001eba0e" style:font-weight-asian="normal" style:font-weight-complex="normal"/>
    </style:style>
    <style:style style:name="T6" style:family="text">
      <style:text-properties fo:font-weight="normal" officeooo:rsid="0020082e" style:font-weight-asian="normal" style:font-weight-complex="normal"/>
    </style:style>
    <style:style style:name="T7" style:family="text">
      <style:text-properties fo:font-weight="normal" officeooo:rsid="0020627c" style:font-weight-asian="normal" style:font-weight-complex="normal"/>
    </style:style>
    <style:style style:name="T8" style:family="text">
      <style:text-properties fo:font-weight="normal" officeooo:rsid="0020e88a" style:font-weight-asian="normal" style:font-weight-complex="normal"/>
    </style:style>
    <style:style style:name="T9" style:family="text">
      <style:text-properties fo:font-weight="normal" officeooo:rsid="00211b3f" style:font-weight-asian="normal" style:font-weight-complex="normal"/>
    </style:style>
    <style:style style:name="T10" style:family="text">
      <style:text-properties fo:font-weight="normal" officeooo:rsid="002319cc" style:font-weight-asian="normal" style:font-weight-complex="normal"/>
    </style:style>
    <style:style style:name="T11" style:family="text">
      <style:text-properties fo:font-weight="normal" officeooo:rsid="00243425" style:font-weight-asian="normal" style:font-weight-complex="normal"/>
    </style:style>
    <style:style style:name="T12" style:family="text">
      <style:text-properties fo:font-weight="normal" officeooo:rsid="00280d8e" style:font-weight-asian="normal" style:font-weight-complex="normal"/>
    </style:style>
    <style:style style:name="T13" style:family="text">
      <style:text-properties fo:font-weight="normal" officeooo:rsid="0030f6fe" style:font-weight-asian="normal" style:font-weight-complex="normal"/>
    </style:style>
    <style:style style:name="T14" style:family="text">
      <style:text-properties fo:font-weight="normal" officeooo:rsid="0031bd12" style:font-weight-asian="normal" style:font-weight-complex="normal"/>
    </style:style>
    <style:style style:name="T15" style:family="text">
      <style:text-properties style:font-name-asian="Liberation Sans1" style:font-name-complex="Liberation Sans1"/>
    </style:style>
    <style:style style:name="T16" style:family="text">
      <style:text-properties officeooo:rsid="0030f6fe" style:font-name-asian="Liberation Sans1" style:font-name-complex="Liberation Sans1"/>
    </style:style>
    <style:style style:name="T17" style:family="text">
      <style:text-properties officeooo:rsid="00248f7c"/>
    </style:style>
    <style:style style:name="T18" style:family="text">
      <style:text-properties officeooo:rsid="002e88d1"/>
    </style:style>
    <style:style style:name="T19" style:family="text">
      <style:text-properties officeooo:rsid="0030221f"/>
    </style:style>
    <style:style style:name="T20" style:family="text">
      <style:text-properties officeooo:rsid="0030f6fe"/>
    </style:style>
    <style:style style:name="T21" style:family="text">
      <style:text-properties officeooo:rsid="0032ec7d"/>
    </style:style>
    <style:style style:name="T22" style:family="text">
      <style:text-properties officeooo:rsid="0034a54e"/>
    </style:style>
    <style:style style:name="T23" style:family="text">
      <style:text-properties officeooo:rsid="003576db"/>
    </style:style>
    <style:style style:name="T24" style:family="text">
      <style:text-properties officeooo:rsid="00211b3f"/>
    </style:style>
    <style:style style:name="T25" style:family="text">
      <style:text-properties officeooo:rsid="003c73ec"/>
    </style:style>
    <style:style style:name="T26" style:family="text">
      <style:text-properties style:text-line-through-style="solid" officeooo:rsid="003c73ec"/>
    </style:style>
    <style:style style:name="T27" style:family="text">
      <style:text-properties officeooo:rsid="003e1236"/>
    </style:style>
    <style:style style:name="T28" style:family="text">
      <style:text-properties officeooo:rsid="00400c05"/>
    </style:style>
    <style:style style:name="T29" style:family="text">
      <style:text-properties officeooo:rsid="004042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is is a document that will detail the work flow and requirements of the data acquisition phase of my project. <text:s/>The goal of this document is to keep track of what the main imputs are, and then detail what each module should do. <text:s/></text:p>
      <text:p text:style-name="P12"/>
      <text:p text:style-name="P12"/>
      <text:p text:style-name="P12">What data is needed minimally to drive the whole program:</text:p>
      <text:p text:style-name="P12"/>
      <text:p text:style-name="P12">1) Refrence organism(s)</text:p>
      <text:p text:style-name="P12"><text:tab/>a) File name (str) that contain a list of the accession numbers of the refrence organism(s) </text:p>
      <text:p text:style-name="P12"><text:tab/><text:tab/>1) option: -R</text:p>
      <text:p text:style-name="P12"><text:tab/>b) Single org (str) which is a single accession number of the refrence organism</text:p>
      <text:p text:style-name="P12"><text:tab/><text:tab/>1) option -r</text:p>
      <text:p text:style-name="P12"/>
      <text:p text:style-name="P9"><text:span text:style-name="T1">2) </text:span><text:span text:style-name="T2">Location of the genbank files that will be used.</text:span></text:p>
      <text:p text:style-name="P9"><text:span text:style-name="T2"><text:tab/>a) folder name containing the genbank files. Each folder within will be considered a seperate organism.</text:span><text:span text:style-name="T4"> [A list of folders could be implemented later, but I see no reason now]</text:span></text:p>
      <text:p text:style-name="P9"><text:span text:style-name="T4"><text:tab/>b) Create several files </text:span><text:span text:style-name="T5">that detail information on the genbank files from part 'a'</text:span></text:p>
      <text:p text:style-name="P13"><text:tab/><text:tab/>1) list of all files names, with the full path</text:p>
      <text:p text:style-name="P14"/>
      <text:p text:style-name="P15">3) list of organisms/accession that you are actually interested in</text:p>
      <text:p text:style-name="P15"/>
      <text:p text:style-name="P9"><text:span text:style-name="T12">4</text:span><text:span text:style-name="T6">)</text:span><text:span text:style-name="T5"> list of </text:span><text:span text:style-name="T12">operons, and the genes that they contain, which are of interest to the project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>In the remainder of this document I will list the script names (<text:span text:style-name="T19">not in order currently</text:span>) and give a brief description what inputs they take, and what information the return.</text:p>
      <text:p text:style-name="P17"/>
      <text:p text:style-name="P34">file_lists.py</text:p>
      <text:p text:style-name="P17"/>
      <text:p text:style-name="P10"><text:span text:style-name="T7">This program's goal is to read in the genbank folder, </text:span><text:span text:style-name="T8">and return useful information about the sequences that are contained within.</text:span></text:p>
      <text:p text:style-name="P18"/>
      <text:p text:style-name="P11"><text:span text:style-name="T3">Inputs</text:span><text:span text:style-name="T9">: </text:span></text:p>
      <text:p text:style-name="P27">These both have defaults, which the user can use or change.</text:p>
      <text:p text:style-name="P19">1) genbank file folder</text:p>
      <text:p text:style-name="P19">2) output folder where all of the returned files (which are not user selectable) will be stored.</text:p>
      <text:p text:style-name="P19"/>
      <text:p text:style-name="P19">-optional <text:span text:style-name="T18">(or non-critical) however you want to look at it</text:span></text:p>
      <text:p text:style-name="P19"/>
      <text:p text:style-name="P19">1) accession number filter file (used to limit what entries are considered, this can be done later)</text:p>
      <text:p text:style-name="P27">2) number of processors that the program will utilize. This is an integer between 1 and the maximum number of CPUs that the system reports.</text:p>
      <text:p text:style-name="P18"/>
      <text:p text:style-name="P3">Information that is determined:</text:p>
      <text:p text:style-name="P18">1) determine the organism folder</text:p>
      <text:p text:style-name="P18">2) Within this folder list all of the files, and report if they are either complete genome, chromosome, or plasmid</text:p>
      <text:p text:style-name="P18">3) Determine the taxonomy of every file</text:p>
      <text:p text:style-name="P18"/>
      <text:p text:style-name="P3">What is returned:</text:p>
      <text:p text:style-name="P10"><text:span text:style-name="T8">1) </text:span><text:span text:style-name="T9">Full file paths, unfiltered</text:span></text:p>
      <text:p text:style-name="P19">2) Full file paths, filtered</text:p>
      <text:p text:style-name="P19">3) Full file paths, grouped by organism folder (contains the folder name then a list of file pathways)</text:p>
      <text:p text:style-name="P19">4) JSON version of a dictionary containing information about each accession.</text:p>
      <text:p text:style-name="P19"><text:tab/>{accession: {'seq_type': seq_type, 'seq_name': seq_name, 'taxonomy': taxonomy, 'organism': organism, 'source_folder': source_folder, 'file_path': genbank_path}</text:p>
      <text:p text:style-name="P19"/>
      <text:p text:style-name="P5">What I need to do to finish this module:</text:p>
      <text:p text:style-name="P27">I cleaned up the code.</text:p>
      <text:p text:style-name="P27">Determine if the default behavior, determine information about every genbank file in the genbank file folder, or if I should determine this information on the filter organism list only.</text:p>
      <text:p text:style-name="P20"/>
      <text:p text:style-name="P55"><text:span text:style-name="T25">Features needed, possible bugs:</text:span></text:p>
      <text:p text:style-name="P52"><text:span text:style-name="T25">1) Test if filter file has an accession but input folder lacks a corresponding genbank file</text:span></text:p>
      <text:p text:style-name="P52"><text:span text:style-name="T25"><text:tab/>a) could implement entrez fetch in this case</text:span></text:p>
      <text:p text:style-name="P52"><text:span text:style-name="T25"><text:tab/>b) could ignore that accession, or dump into an error log</text:span></text:p>
      <text:p text:style-name="P52"><text:span text:style-name="T25">2) </text:span><text:span text:style-name="T26">Implement pickle of the datastructure, JSON is the only one implemented so far.</text:span></text:p>
      <text:p text:style-name="P57"><text:span text:style-name="T27">3) Get the bug in the python genbank parser fixed for memory leak issues, if they are still there. I will test this soon.</text:span></text:p>
      <text:p text:style-name="P58"><text:span text:style-name="T28">4) Implement an error log for this module.</text:span></text:p>
      <text:p text:style-name="P59"><text:soft-page-break/><text:span text:style-name="T28">Standard run command:</text:span></text:p>
      <text:p text:style-name="P58"><text:span text:style-name="T28"/></text:p>
      <text:p text:style-name="P58"><text:span text:style-name="T28">./file_lists.py -f phylo_order.txt</text:span></text:p>
      <text:p text:style-name="P20"/>
      <text:p text:style-name="P20"/>
      <text:p text:style-name="P20"/>
      <text:p text:style-name="P40">regulon_dl_parse.py</text:p>
      <text:p text:style-name="P20"/>
      <text:p text:style-name="P21"><text:span text:style-name="T3">Inputs</text:span><text:span text:style-name="T24">: </text:span></text:p>
      <text:p text:style-name="P33">Infolder: folder where all genbank files are located</text:p>
      <text:p text:style-name="P33">Outfolder: folder where all the results will be stored. The results (files) do not have a selectable name from the command line</text:p>
      <text:p text:style-name="P33">Filter: a file containing all allowed accession numbers for the study</text:p>
      <text:p text:style-name="P33">Number of processors: Number of process threads that the program will utilize.</text:p>
      <text:p text:style-name="P33"/>
      <text:p text:style-name="P33"/>
      <text:p text:style-name="P56"><text:span text:style-name="T29">Shit that makes no sense at all:</text:span></text:p>
      <text:p text:style-name="P54"><text:span text:style-name="T29">1) why the hell do I make a large dict of all organisms that I am interested in?</text:span></text:p>
      <text:p text:style-name="P54"><text:span text:style-name="T29">2) Why do I not save this structure after I am done? This operation is 2X longer to run than shit implemented in file lists</text:span></text:p>
      <text:p text:style-name="P54"><text:span text:style-name="T29">3) Why did I not hardcode the accessions of both E. coli varients, then look for those?</text:span></text:p>
      <text:p text:style-name="P54"><text:span text:style-name="T29"/></text:p>
      <text:p text:style-name="P54"><text:span text:style-name="T29">Features that I should add:</text:span></text:p>
      <text:p text:style-name="P54"><text:span text:style-name="T29">1) dict of {operon: {gene:type}} would be nice</text:span></text:p>
      <text:p text:style-name="P54"><text:span text:style-name="T29">2) dict of {gene:type}</text:span></text:p>
      <text:p text:style-name="P54"><text:span text:style-name="T29">3) Save 1 and 2 via JSON and pickle</text:span></text:p>
      <text:p text:style-name="P33"/>
      <text:p text:style-name="P30"/>
      <text:p text:style-name="P35">make_operons_fasta.py</text:p>
      <text:p text:style-name="P22"/>
      <text:p text:style-name="P24">This program is tasked with creating a query fasta files to search BLAST databases for operons of interest. <text:span text:style-name="T23">There are currently a TON of options (in compairison to the toehr modules. This number is expected to grow as I add more sophistication). <text:s/></text:span><text:span text:style-name="T21">This program does a HUGE amount of work flow, and its importance in the program should not be overlooked </text:span><text:span text:style-name="T23">since it determines what we are looking for.</text:span></text:p>
      <text:p text:style-name="P22"/>
      <text:p text:style-name="P1"><text:span text:style-name="T17">Inputs</text:span><text:span text:style-name="T17">:</text:span></text:p>
      <text:p text:style-name="P24"><text:span text:style-name="T22">O</text:span>peron file which contains a list of operons and their genes</text:p>
      <text:p text:style-name="P24"><text:span text:style-name="T22">R</text:span>eference organism, or a list of reference organisms from a file</text:p>
      <text:p text:style-name="P25">Folder to store results</text:p>
      <text:p text:style-name="P25"><text:span text:style-name="T22">N</text:span>umber of processors</text:p>
      <text:p text:style-name="P25"><text:span text:style-name="T22">O</text:span>ption to download the regulonDB file</text:p>
      <text:p text:style-name="P24"/>
      <text:p text:style-name="P6">Output:</text:p>
      <text:p text:style-name="P25">operon fasta files containing operons organised by type. </text:p>
      <text:p text:style-name="P25">A file containing an accession number and gene name of operon genes that are not annotated (but not necessarily missing) from each of the organisms in the test set.</text:p>
      <text:p text:style-name="P24"/>
      <text:p text:style-name="P6"><text:soft-page-break/>To do:</text:p>
      <text:p text:style-name="P25">provide a way to change the length of an operon that we allow</text:p>
      <text:p text:style-name="P28">provide a way to investigate a single operon</text:p>
      <text:p text:style-name="P25">provide a way to toggle between only esp, only predict, or both</text:p>
      <text:p text:style-name="P29">The function categorize_operons(ref_org, genbank_list, operon_dict) has not been updated to use multiple refrence organisms. This should be changed.</text:p>
      <text:p text:style-name="P13"/>
      <text:p text:style-name="P13"/>
      <text:p text:style-name="P36">format_db.py</text:p>
      <text:p text:style-name="P26"/>
      <text:p text:style-name="P26">This program takes a list of genbank files (or generates one using a filter file, or a folder containing all sequences of interest) and runs the customized format db on them. The first step of to parse the genbank file, then we save it as a customized fasta file with all the information on the particular gene that I am interested in. Then the program runes the appropriate formatdb command.</text:p>
      <text:p text:style-name="P26"/>
      <text:p text:style-name="P26"/>
      <text:p text:style-name="P26"/>
      <text:p text:style-name="P37">blast_script.py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blast_parse.py</text:p>
      <text:p text:style-name="P42"/>
      <text:p text:style-name="P50">Run a parallel BLAST search on all databases that we are interested in, using one of the query files that were generated earlier.</text:p>
      <text:p text:style-name="P39">hgt.py</text:p>
      <text:p text:style-name="P32"/>
      <text:p text:style-name="P32">This program is responsible for determining <text:s/>HGT within a sequence , currently only IslandViewer, but other methods could easily be included. <text:span text:style-name="T20">Other methods need to be included.</text:span></text:p>
      <text:p text:style-name="P21"/>
      <text:p text:style-name="P8">Inputs:</text:p>
      <text:p text:style-name="P44"><text:span text:style-name="T20">In f</text:span>older containing either:</text:p>
      <text:p text:style-name="P46"><text:tab/><text:span text:style-name="T15">1) HGT information file</text:span></text:p>
      <text:p text:style-name="P46"><text:tab/><text:span text:style-name="T15">2) The location </text:span><text:span text:style-name="T16">where to store</text:span><text:span text:style-name="T15"> HGT </text:span>downloads</text:p>
      <text:p text:style-name="P47">Out <text:span text:style-name="T20">folder for where to store the results of the program</text:span></text:p>
      <text:p text:style-name="P47">Option to download new HGT files</text:p>
      <text:p text:style-name="P48">Filter file</text:p>
      <text:p text:style-name="P49">Number of processors that the program can use. (currently this is not a useable option, as this <text:soft-page-break/>program has no need for multiple CPUs. If new HGT methods are added, this option becomes more viable.</text:p>
      <text:p text:style-name="P8"/>
      <text:p text:style-name="P4">What is returned:</text:p>
      <text:p text:style-name="P23">HGT dictionary that is saved in JSON format</text:p>
      <text:p text:style-name="P23">The individual unparsed files that are downloaded as part of the program</text:p>
      <text:p text:style-name="P23"/>
      <text:p text:style-name="P7">To do:</text:p>
      <text:p text:style-name="P7"><text:span text:style-name="T14">Incorporate a</text:span><text:span text:style-name="T13">lternate (reliable) methods of determining HGT</text:span></text:p>
      <text:p text:style-name="P2"><text:span text:style-name="T10">Provide a more updated HGT assignment algorithm. </text:span><text:span text:style-name="T11">(This cannot be done until the locus recovery module is finished and tested)</text:span></text:p>
      <text:p text:style-name="P3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style:contextual-spacing="false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style:use-window-font-color="true" style:font-name="Lohit Hindi" fo:font-size="12pt" style:letter-kerning="true" style:font-name-asian="Lohit Hindi" style:font-size-asian="12pt" style:font-name-complex="Lohit Hindi" style:font-size-complex="12pt"/>
    </style:style>
    <style:style style:name="WW-Heading1" style:family="paragraph" style:parent-style-name="Standard">
      <style:paragraph-properties fo:margin-top="0.1654in" fo:margin-bottom="0.0827in" style:contextual-spacing="false"/>
    </style:style>
    <style:style style:name="WW-Heading12" style:family="paragraph" style:parent-style-name="Standard">
      <style:paragraph-properties fo:margin-top="0.1654in" fo:margin-bottom="0.0827in" style:contextual-spacing="false"/>
    </style:style>
    <style:style style:name="WW-Heading123" style:family="paragraph" style:parent-style-name="Standard">
      <style:paragraph-properties fo:margin-top="0.1654in" fo:margin-bottom="0.0827in" style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6:35:32</meta:creation-date>
    <dc:date>2014-01-16T04:53:08</dc:date>
    <meta:editing-duration>P3DT2H2M13S</meta:editing-duration>
    <meta:editing-cycles>30</meta:editing-cycles>
    <meta:generator>LibreOffice/3.6$Linux_X86_64 LibreOffice_project/360m1$Build-2</meta:generator>
    <meta:print-date>2013-08-02T14:06:41</meta:print-date>
    <dc:creator>Dave Ream</dc:creator>
    <meta:document-statistic meta:table-count="0" meta:image-count="0" meta:object-count="0" meta:page-count="5" meta:paragraph-count="96" meta:word-count="1137" meta:character-count="6671" meta:non-whitespace-character-count="5606"/>
  </office:meta>
</office:document-meta>
</file>